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3.942cm" style:rel-column-width="15186*"/>
    </style:style>
    <style:style style:name="表1.B" style:family="table-column">
      <style:table-column-properties style:column-width="13.07cm" style:rel-column-width="5034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26cm" style:rel-column-width="3567*"/>
    </style:style>
    <style:style style:name="表2.B" style:family="table-column">
      <style:table-column-properties style:column-width="16.087cm" style:rel-column-width="619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26cm" style:rel-column-width="3567*"/>
    </style:style>
    <style:style style:name="表3.B" style:family="table-column">
      <style:table-column-properties style:column-width="16.087cm" style:rel-column-width="61968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26cm" style:rel-column-width="3567*"/>
    </style:style>
    <style:style style:name="表7.B" style:family="table-column">
      <style:table-column-properties style:column-width="16.087cm" style:rel-column-width="619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26cm" style:rel-column-width="3567*"/>
    </style:style>
    <style:style style:name="表9.B" style:family="table-column">
      <style:table-column-properties style:column-width="16.087cm" style:rel-column-width="619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26cm" style:rel-column-width="3567*"/>
    </style:style>
    <style:style style:name="表8.B" style:family="table-column">
      <style:table-column-properties style:column-width="16.087cm" style:rel-column-width="619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26cm" style:rel-column-width="3567*"/>
    </style:style>
    <style:style style:name="表10.B" style:family="table-column">
      <style:table-column-properties style:column-width="16.087cm" style:rel-column-width="619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26cm" style:rel-column-width="3567*"/>
    </style:style>
    <style:style style:name="表11.B" style:family="table-column">
      <style:table-column-properties style:column-width="16.087cm" style:rel-column-width="619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26cm" style:rel-column-width="3567*"/>
    </style:style>
    <style:style style:name="表12.B" style:family="table-column">
      <style:table-column-properties style:column-width="16.087cm" style:rel-column-width="619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fo:break-before="page" table:align="margins" style:writing-mode="lr-tb"/>
    </style:style>
    <style:style style:name="表13.A" style:family="table-column">
      <style:table-column-properties style:column-width="0.926cm" style:rel-column-width="3567*"/>
    </style:style>
    <style:style style:name="表13.B" style:family="table-column">
      <style:table-column-properties style:column-width="16.087cm" style:rel-column-width="619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26cm" style:rel-column-width="3567*"/>
    </style:style>
    <style:style style:name="表14.B" style:family="table-column">
      <style:table-column-properties style:column-width="16.087cm" style:rel-column-width="6196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26cm" style:rel-column-width="3567*"/>
    </style:style>
    <style:style style:name="表4.B" style:family="table-column">
      <style:table-column-properties style:column-width="16.087cm" style:rel-column-width="619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26cm" style:rel-column-width="3567*"/>
    </style:style>
    <style:style style:name="表6.B" style:family="table-column">
      <style:table-column-properties style:column-width="16.087cm" style:rel-column-width="619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26cm" style:rel-column-width="3567*"/>
    </style:style>
    <style:style style:name="表15.B" style:family="table-column">
      <style:table-column-properties style:column-width="16.087cm" style:rel-column-width="61968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26cm" style:rel-column-width="3567*"/>
    </style:style>
    <style:style style:name="表16.B" style:family="table-column">
      <style:table-column-properties style:column-width="16.087cm" style:rel-column-width="61968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style:font-name="Arial" fo:font-size="16p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1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1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1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ccff00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7" style:family="paragraph" style:parent-style-name="Table_20_Contents" style:list-style-name="L8">
      <style:text-properties style:font-name="Arial" fo:font-size="16pt" style:font-name-asian="Arial" style:font-size-asian="16pt" style:font-size-complex="16pt"/>
    </style:style>
    <style:style style:name="P18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 style:list-style-name="L9">
      <style:text-properties fo:font-size="14pt" style:font-size-asian="14pt" style:font-size-complex="14pt"/>
    </style:style>
    <style:style style:name="P21" style:family="paragraph" style:parent-style-name="Table_20_Contents" style:list-style-name="L11"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Text_20_body" style:list-style-name="L12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</style:style>
    <style:style style:name="P36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3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language-asian="ja" style:country-asian="JP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ff3333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10" style:family="text">
      <style:text-properties fo:font-variant="normal" fo:text-transform="none" fo:color="#ff0000" style:text-line-through-style="none" fo:font-size="16pt" fo:font-style="normal" style:text-underline-style="none" fo:font-weight="normal" style:text-blinking="false" fo:background-color="#f4cccc" style:font-size-asian="16pt" style:font-size-complex="16pt"/>
    </style:style>
    <style:style style:name="T11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2" style:family="text">
      <style:text-properties fo:background-color="#ccff66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background-color="transparent"/>
    </style:style>
    <style:style style:name="T17" style:family="text">
      <style:text-properties fo:background-color="#99ff99"/>
    </style:style>
    <style:style style:name="T18" style:family="text">
      <style:text-properties fo:background-color="#ffcccc"/>
    </style:style>
    <style:style style:name="T19" style:family="text">
      <style:text-properties fo:background-color="#66ffff"/>
    </style:style>
    <style:style style:name="T20" style:family="text">
      <style:text-properties fo:background-color="#cc99ff"/>
    </style:style>
    <style:style style:name="T21" style:family="text">
      <style:text-properties style:language-asian="ja" style:country-asian="JP"/>
    </style:style>
    <style:style style:name="T22" style:family="text">
      <style:text-properties fo:font-style="normal" fo:font-weight="normal" fo:background-color="transparent"/>
    </style:style>
    <style:style style:name="T23" style:family="text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4" style:family="text">
      <style:text-properties fo:background-color="#ffff66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1"/>
      <text:p text:style-name="P6"><text:span text:style-name="T6">44#14.1_X</text:span><text:span text:style-name="T5">---------------------------------------------------------------------------</text:span></text:p>
      <text:p text:style-name="P7">[1] res free# JVEMV6 44#14.1_1 / 44. currency / 14. OBS-DP / 1. start / 20201219_180424</text:p>
      <text:p text:style-name="P1"/>
      <text:p text:style-name="P1">[do] <text:span text:style-name="T2">#_ </text:span></text:p>
      <text:list xml:id="list5658400450822037829" text:style-name="L1">
        <text:list-item>
          <text:p text:style-name="P26">REVIEW </text:p>
        </text:list-item>
        <text:list-item>
          <text:p text:style-name="P26">TASK-1</text:p>
        </text:list-item>
      </text:list>
      <text:p text:style-name="P1">[next]</text:p>
      <text:list xml:id="list3214697143062477663" text:style-name="L2">
        <text:list-item>
          <text:p text:style-name="P27">TASK</text:p>
          <text:list>
            <text:list-item>
              <text:p text:style-name="P27">log_JVE_44_13_53.[session-1~].ods // C:\WORKS_2\WS\WS_Others.JVEMV6\JVEMV6\44_currency\10_prog-php\2_tester</text:p>
            </text:list-item>
          </text:list>
        </text:list-item>
      </text:list>
      <text:p text:style-name="P2">[/ XXX] </text:p>
      <text:p text:style-name="P1"/>
      <text:p text:style-name="P3"/>
      <text:p text:style-name="P6"><text:span text:style-name="T6">44#14.1_1</text:span><text:span text:style-name="T5">---------------------------------------------------------------------------</text:span></text:p>
      <text:p text:style-name="P7">[2] res free# JVEMV6 44#14.1_X / 44. currency / 14. OBS-DP / 1. start / 20201220_214622</text:p>
      <text:p text:style-name="P1"/>
      <text:p text:style-name="P1">[do] <text:span text:style-name="T2">#_ </text:span></text:p>
      <text:list xml:id="list1337212764633070775" text:style-name="L3">
        <text:list-item>
          <text:p text:style-name="P35"><text:span text:style-name="T5">observe ==&gt; spreadsheet → C:\WORKS_2\WS\WS_Others.JVEMV6\JVEMV6\44_currency</text:span><text:soft-page-break/><text:span text:style-name="T5">\10_prog-php\2_tester\log_JVE_44_13_53.[session-1~].ods</text:span></text:p>
          <text:list>
            <text:list-item>
              <text:p text:style-name="P28">“1_5”</text:p>
            </text:list-item>
          </text:list>
        </text:list-item>
      </text:list>
      <text:p text:style-name="P1"/>
      <text:p text:style-name="P1">[next]</text:p>
      <text:list xml:id="list8451213442946551774" text:style-name="L4">
        <text:list-item>
          <text:p text:style-name="P29">==&gt; see memo</text:p>
        </text:list-item>
      </text:list>
      <text:p text:style-name="P1"/>
      <text:p text:style-name="P3"/>
      <text:p text:style-name="P6"><text:span text:style-name="T6">44#14.1_X</text:span><text:span text:style-name="T5">---------------------------------------------------------------------------</text:span></text:p>
      <text:p text:style-name="P7">[3] res free# JVEMV6 44#14.1_X / 44. currency / 14. OBS-DP / 1. start / 20201222_001404</text:p>
      <text:p text:style-name="P1"/>
      <text:p text:style-name="P1">[do] <text:span text:style-name="T2">#_ 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3">open</text:p>
          </table:table-cell>
          <table:table-cell table:style-name="表1.B1" office:value-type="string">
            <text:p text:style-name="P1">C:\WORKS_2\WS\WS_Others.JVEMV6\JVEMV6\44_currency\10_prog-php\2_tester\log_JVE_44_13_53.[session-1~].ods</text:p>
          </table:table-cell>
        </table:table-row>
        <table:table-row>
          <table:table-cell table:style-name="表1.A2" office:value-type="string">
            <text:p text:style-name="P13">new stats</text:p>
          </table:table-cell>
          <table:table-cell table:style-name="表1.B2" office:value-type="string">
            <text:p text:style-name="P13">tab <text:span text:style-name="T7">“1-5_3” ==&gt; prev 10 bars, for each bar, ratio of ups/downs </text:span><text:span text:style-name="T8">::DROP==&gt;to-next-session</text:span><text:span text:style-name="T7"> </text:span></text:p>
          </table:table-cell>
        </table:table-row>
        <table:table-row>
          <table:table-cell table:style-name="表1.A2" office:value-type="string">
            <text:p text:style-name="P13"/>
          </table:table-cell>
          <table:table-cell table:style-name="表1.B2" office:value-type="string">
            <text:p text:style-name="P13"/>
          </table:table-cell>
        </table:table-row>
        <table:table-row>
          <table:table-cell table:style-name="表1.A2" office:value-type="string">
            <text:p text:style-name="P13"/>
          </table:table-cell>
          <table:table-cell table:style-name="表1.B2" office:value-type="string">
            <text:p text:style-name="P13"/>
          </table:table-cell>
        </table:table-row>
      </table:table>
      <text:p text:style-name="P1"/>
      <text:p text:style-name="P1">[next]</text:p>
      <text:p text:style-name="P1"><text:line-break/><text:span text:style-name="T12">[/ XXX] </text:span></text:p>
      <text:p text:style-name="P1"/>
      <text:p text:style-name="P3"/>
      <text:p text:style-name="P6"><text:span text:style-name="T6">44#14.1_X</text:span><text:span text:style-name="T5">---------------------------------------------------------------------------</text:span></text:p>
      <text:p text:style-name="P7"><text:soft-page-break/>[4] res free# JVEMV6 44#14.1_X / 44. currency / 14. OBS-DP / 1. start / 20210106_174226</text:p>
      <text:p text:style-name="P1"/>
      <text:p text:style-name="P1">[do] <text:span text:style-name="T2">#_ </text:span></text:p>
      <text:list xml:id="list7543682089814213776" text:style-name="L5">
        <text:list-item>
          <text:p text:style-name="P30">see memo ==&gt; <text:a xlink:type="simple" xlink:href="http://benfranklin.chips.jp/cake_apps/Cake_IFM11/images/view/45806" text:style-name="Internet_20_link" text:visited-style-name="Visited_20_Internet_20_Link">http://benfranklin.chips.jp/cake_apps/Cake_IFM11/images/view/45806</text:a>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3"/>
          </table:table-cell>
          <table:table-cell table:style-name="表2.B1" office:value-type="string">
            <text:p text:style-name="P1">gen ==&gt; consolidated list</text:p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B2" office:value-type="string">
            <text:p text:style-name="P1">"C:\\WORKS_2\\WS\\WS_Others.JVEMV6\\JVEMV6\\44_currency\\10_prog-php\\tasks-26_manual.dummy.odt"</text:p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B2" office:value-type="string">
            <text:p text:style-name="P1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6">C</text:span></text:a><text:span text:style-name="T16">:\Users\iwabuchiken\AppData\Roaming\MetaQuotes\Terminal\34B08C83A5AAE27A4079DE708E60511E\MQL4\Files\Logs\</text:span><text:span text:style-name="T17">id_20120454\20201204_100549[eap-2.id-1].[AUDJPY-5].dir</text:span>&amp;param_Fname_File_Tickets_Data=<text:span text:style-name="T18">[ea-4_tester-1].(20201204_100549).(tickets-data).log</text:span>&amp;param_Fname_File_Statement=<text:span text:style-name="T19">DetailedStatement.[a-j,m5,buy].[20201228_220725].[id=20120454].htm</text:span><text:span text:style-name="T16">&amp;param_Dpath_File_Statement=C:\Users\iwabuchiken\AppData\Roaming\MetaQuotes\Terminal\34B08C83A5AAE27A4079DE708E60511E\MQL4\Files\Logs</text:span><text:span text:style-name="T20">\</text:span><text:span text:style-name="T17">id_20120454\20201204_100549[eap-2.id-1].[AUDJPY-5].dir</text:span></text:p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B2" office:value-type="string">
            <text:p text:style-name="P14">C:\Users\iwabuchiken\AppData\Roaming\MetaQuotes\Terminal\34B08C83A5AAE27A4079DE708E60511E\MQL4\Files\Logs</text:p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B2" office:value-type="string">
            <text:p text:style-name="P14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B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B2" office:value-type="string">
            <text:p text:style-name="P1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6">C</text:span></text:a><text:span text:style-name="T16">:\Users\iwabuchiken\AppData\Roaming\MetaQuotes\Terminal\34B08C83A5AAE27A4079DE708E60511E\MQL4\Files\Logs\</text:span><text:span text:style-name="T17">id_20120311\20201204_100615[eap-2.id-1].[AUDJPY-5].dir</text:span>&amp;param_Fname_File_Tickets_Data=<text:span text:style-name="T18">[ea-4_tester-1].(20201204_100615).(tickets-data).log</text:span>&amp;param_Fname_File_Statement=<text:span text:style-name="T19">DetailedStatement.[a-j,m5,ea-7].[20201228_221141].</text:span><text:soft-page-break/><text:span text:style-name="T19">[id=20120311].htm</text:span><text:span text:style-name="T16">&amp;param_Dpath_File_Statement=C:\Users\iwabuchiken\AppData\Roaming\MetaQuotes\Terminal\34B08C83A5AAE27A4079DE708E60511E\MQL4\Files\Logs</text:span><text:span text:style-name="T20">\</text:span><text:span text:style-name="T17">id_20120311\20201204_100615[eap-2.id-1].[AUDJPY-5].dir</text:span></text:p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B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B2" office:value-type="string">
            <text:p text:style-name="P1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6">C</text:span></text:a><text:span text:style-name="T16">:\Users\iwabuchiken\AppData\Roaming\MetaQuotes\Terminal\34B08C83A5AAE27A4079DE708E60511E\MQL4\Files\Logs\</text:span><text:span text:style-name="T17">id_20120669\20201204_100529[eap-2.id-1].[AUDJPY-5].dir</text:span>&amp;param_Fname_File_Tickets_Data=<text:span text:style-name="T18">[ea-4_tester-1].(20201204_100529).(tickets-data).log</text:span>&amp;param_Fname_File_Statement=<text:span text:style-name="T19">DetailedStatement.[a-j,m5,buy].[20201228_220257].[id=20120669].htm</text:span><text:span text:style-name="T16">&amp;param_Dpath_File_Statement=C:\Users\iwabuchiken\AppData\Roaming\MetaQuotes\Terminal\34B08C83A5AAE27A4079DE708E60511E\MQL4\Files\Logs</text:span><text:span text:style-name="T20">\</text:span><text:span text:style-name="T17">id_20120669\20201204_100529[eap-2.id-1].[AUDJPY-5].dir</text:span></text:p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B2" office:value-type="string">
            <text:p text:style-name="P14"/>
          </table:table-cell>
        </table:table-row>
      </table:table>
      <text:p text:style-name="P1"/>
      <text:p text:style-name="P1">[next]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3"/>
          </table:table-cell>
          <table:table-cell table:style-name="表3.B1" office:value-type="string">
            <text:p text:style-name="P14">copy data ==&gt; to sheet ---&gt; DUP the existing file</text:p>
          </table:table-cell>
        </table:table-row>
        <table:table-row>
          <table:table-cell table:style-name="表3.A2" office:value-type="string">
            <text:p text:style-name="P13"/>
          </table:table-cell>
          <table:table-cell table:style-name="表3.B2" office:value-type="string">
            <text:p text:style-name="P14">C:\WORKS_2\WS\WS_Others.JVEMV6\JVEMV6\44_currency\10_prog-php\2_tester\log_JVE_44_13_53.[session-1~].ods</text:p>
          </table:table-cell>
        </table:table-row>
        <table:table-row>
          <table:table-cell table:style-name="表3.A2" office:value-type="string">
            <text:p text:style-name="P13"/>
          </table:table-cell>
          <table:table-cell table:style-name="表3.B2" office:value-type="string">
            <text:p text:style-name="P14"/>
          </table:table-cell>
        </table:table-row>
      </table:table>
      <text:p text:style-name="P1"><text:line-break/><text:span text:style-name="T12">[/ XXX] </text:span></text:p>
      <text:p text:style-name="P1"/>
      <text:p text:style-name="P1"/>
      <text:p text:style-name="P1"/>
      <text:p text:style-name="P6"><text:span text:style-name="T6">44#14.1_4</text:span><text:span text:style-name="T5">---------------------------------------------------------------------------</text:span></text:p>
      <text:p text:style-name="P7">[5] res free# JVEMV6 44#14.1_X / 44. currency / 14. OBS-DP / 1. start / 20210106_174226</text:p>
      <text:p text:style-name="P1"/>
      <text:p text:style-name="P3"><text:soft-page-break/></text:p>
      <text:p text:style-name="P1"/>
      <text:p text:style-name="P6"><text:span text:style-name="T6">44#14.1_4</text:span><text:span text:style-name="T5">---------------------------------------------------------------------------</text:span></text:p>
      <text:p text:style-name="P7">[5] res free# JVEMV6 44#14.1_X / 44. currency / 14. OBS-DP / 1. start / 20210205_125230</text:p>
      <text:p text:style-name="P1"/>
      <text:p text:style-name="P1">[do] <text:span text:style-name="T2">#_ </text:span></text:p>
      <text:list xml:id="list5998721528462955063" text:style-name="L6">
        <text:list-item>
          <text:p text:style-name="P31"/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3"/>
          </table:table-cell>
          <table:table-cell table:style-name="表7.B1" office:value-type="string">
            <text:p text:style-name="P1">gen ==&gt; consolidated list</text:p>
          </table:table-cell>
        </table:table-row>
        <table:table-row>
          <table:table-cell table:style-name="表7.A2" office:value-type="string">
            <text:p text:style-name="P13"/>
          </table:table-cell>
          <table:table-cell table:style-name="表7.B2" office:value-type="string">
            <text:p text:style-name="P1">"C:\\WORKS_2\\WS\\WS_Others.JVEMV6\\JVEMV6\\44_currency\\10_prog-php\\tasks-26_manual.dummy.odt"</text:p>
          </table:table-cell>
        </table:table-row>
        <table:table-row>
          <table:table-cell table:style-name="表7.A2" office:value-type="string">
            <text:p text:style-name="P13"/>
          </table:table-cell>
          <table:table-cell table:style-name="表7.B2" office:value-type="string">
            <text:p text:style-name="P1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6">C</text:span></text:a><text:span text:style-name="T16">:\Users\iwabuchiken\AppData\Roaming\MetaQuotes\Terminal\34B08C83A5AAE27A4079DE708E60511E\MQL4\Files\Logs\</text:span><text:span text:style-name="T17">id_20120454\20201204_100549[eap-2.id-1].[AUDJPY-5].dir</text:span>&amp;param_Fname_File_Tickets_Data=<text:span text:style-name="T18">[ea-4_tester-1].(20201204_100549).(tickets-data).log</text:span>&amp;param_Fname_File_Statement=<text:span text:style-name="T19">DetailedStatement.[a-j,m5,buy].[20201228_220725].[id=20120454].htm</text:span><text:span text:style-name="T16">&amp;param_Dpath_File_Statement=C:\Users\iwabuchiken\AppData\Roaming\MetaQuotes\Terminal\34B08C83A5AAE27A4079DE708E60511E\MQL4\Files\Logs</text:span><text:span text:style-name="T20">\</text:span><text:span text:style-name="T17">id_20120454\20201204_100549[eap-2.id-1].[AUDJPY-5].dir</text:span></text:p>
          </table:table-cell>
        </table:table-row>
        <table:table-row>
          <table:table-cell table:style-name="表7.A2" office:value-type="string">
            <text:p text:style-name="P13"/>
          </table:table-cell>
          <table:table-cell table:style-name="表7.B2" office:value-type="string">
            <text:p text:style-name="P14">C:\Users\iwabuchiken\AppData\Roaming\MetaQuotes\Terminal\34B08C83A5AAE27A4079DE708E60511E\MQL4\Files\Logs</text:p>
          </table:table-cell>
        </table:table-row>
        <table:table-row>
          <table:table-cell table:style-name="表7.A2" office:value-type="string">
            <text:p text:style-name="P13"/>
          </table:table-cell>
          <table:table-cell table:style-name="表7.B2" office:value-type="string">
            <text:p text:style-name="P14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7.A2" office:value-type="string">
            <text:p text:style-name="P13"/>
          </table:table-cell>
          <table:table-cell table:style-name="表7.B2" office:value-type="string">
            <text:p text:style-name="P14"/>
          </table:table-cell>
        </table:table-row>
      </table:table>
      <text:list xml:id="list3063849526404877154" text:style-name="L7">
        <text:list-item>
          <text:p text:style-name="P32">TASK-1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3"/>
          </table:table-cell>
          <table:table-cell table:style-name="表9.B1" office:value-type="string">
            <text:p text:style-name="P13">“[ea-4_tester-1].(20200507_140530).(combined-data).(20210205_130010_934175).dat” ==&gt; <text:span text:style-name="T21">列のタイトル。 → stops at “Close.-12”. no “Close.-13” and further</text:span></text:p>
          </table:table-cell>
        </table:table-row>
        <text:soft-page-break/>
        <table:table-row>
          <table:table-cell table:style-name="表9.A2" office:value-type="string">
            <text:p text:style-name="P13"/>
          </table:table-cell>
          <table:table-cell table:style-name="表9.B2" office:value-type="string">
            <text:p text:style-name="P13">//fix:20210205_130835 (app\Controller\FxUtilitiesController.php)</text:p>
          </table:table-cell>
        </table:table-row>
        <table:table-row>
          <table:table-cell table:style-name="表9.A2" office:value-type="string">
            <text:p text:style-name="P13"/>
          </table:table-cell>
          <table:table-cell table:style-name="表9.B2" office:value-type="string">
            <text:p text:style-name="P13">interim test : //test:20210205_131404 ==&gt; OK</text:p>
          </table:table-cell>
        </table:table-row>
        <table:table-row>
          <table:table-cell table:style-name="表9.A2" office:value-type="string">
            <text:p text:style-name="P13"/>
          </table:table-cell>
          <table:table-cell table:style-name="表9.B2" office:value-type="string">
            <text:p text:style-name="P13">CODING ::[20210205_131519</text:p>
          </table:table-cell>
        </table:table-row>
        <table:table-row>
          <table:table-cell table:style-name="表9.A2" office:value-type="string">
            <text:p text:style-name="P13"/>
          </table:table-cell>
          <table:table-cell table:style-name="表9.B2" office:value-type="string">
            <text:p text:style-name="P13">TEST : //test:20210205_131639 ==&gt; </text:p>
            <text:list xml:id="list737118950593515074" text:style-name="L8">
              <text:list-item>
                <text:p text:style-name="P17">dat file ==&gt; gen-ed</text:p>
              </text:list-item>
              <text:list-item>
                <text:p text:style-name="P17">C/P to sheet ==&gt; log_JVE_44_14.1.[session-5~].ods</text:p>
                <text:list>
                  <text:list-item>
                    <text:p text:style-name="P17">==&gt; PROBLEM : “Force.-XX” → not using the “$i” var</text:p>
                  </text:list-item>
                  <text:list-item>
                    <text:p text:style-name="P17">FIX ==&gt; OK ::]20210205_133135</text:p>
                  </text:list-item>
                </text:list>
              </text:list-item>
            </text:list>
          </table:table-cell>
        </table:table-row>
        <table:table-row>
          <table:table-cell table:style-name="表9.A2" office:value-type="string">
            <text:p text:style-name="P13"/>
          </table:table-cell>
          <table:table-cell table:style-name="表9.B2" office:value-type="string">
            <text:p text:style-name="P13"/>
          </table:table-cell>
        </table:table-row>
      </table:table>
      <text:list xml:id="list36663025" text:continue-list="list3063849526404877154" text:style-name="L7">
        <text:list-item>
          <text:list>
            <text:list-item>
              <text:p text:style-name="P32"/>
            </text:list-item>
          </text:list>
        </text:list-item>
      </text:list>
      <text:p text:style-name="P1">[next]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3"/>
          </table:table-cell>
          <table:table-cell table:style-name="表8.B1" office:value-type="string">
            <text:p text:style-name="P14">combined list ==&gt; stats data, also generate</text:p>
            <text:list xml:id="list1911225986238546969" text:style-name="L9">
              <text:list-item>
                <text:p text:style-name="P20">loss and profit. total : value-wise, num-of-cases-wise</text:p>
              </text:list-item>
              <text:list-item>
                <text:p text:style-name="P20">loss and profit. total : BB-loc-based</text:p>
              </text:list-item>
            </text:list>
          </table:table-cell>
        </table:table-row>
        <table:table-row>
          <table:table-cell table:style-name="表8.A2" office:value-type="string">
            <text:p text:style-name="P13"/>
          </table:table-cell>
          <table:table-cell table:style-name="表8.B2" office:value-type="string">
            <text:p text:style-name="P14"/>
          </table:table-cell>
        </table:table-row>
        <table:table-row>
          <table:table-cell table:style-name="表8.A2" office:value-type="string">
            <text:p text:style-name="P13"/>
          </table:table-cell>
          <table:table-cell table:style-name="表8.B2" office:value-type="string">
            <text:p text:style-name="P14"/>
          </table:table-cell>
        </table:table-row>
      </table:table>
      <text:p text:style-name="P1"><text:line-break/><text:span text:style-name="T12">[/ XXX] </text:span></text:p>
      <text:p text:style-name="P1"/>
      <text:p text:style-name="P3"/>
      <text:p text:style-name="P7">44#14.1_5<text:span text:style-name="T22">---------------------------------------------------------------------------</text:span></text:p>
      <text:p text:style-name="P7">[6] res free# JVEMV6 44#14.1_X / 44. currency / 14. OBS-DP / 1. start / 20210207_172825</text:p>
      <text:p text:style-name="P1"/>
      <text:p text:style-name="P1">[do] <text:span text:style-name="T2">#_ </text:span></text:p>
      <text:list xml:id="list5681286958480940024" text:style-name="L10">
        <text:list-item>
          <text:p text:style-name="P33"/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3"/>
          </table:table-cell>
          <table:table-cell table:style-name="表10.B1" office:value-type="string">
            <text:p text:style-name="P1">gen ==&gt; consolidated list</text:p>
          </table:table-cell>
        </table:table-row>
        <table:table-row>
          <table:table-cell table:style-name="表10.A2" office:value-type="string">
            <text:p text:style-name="P13"/>
          </table:table-cell>
          <table:table-cell table:style-name="表10.B2" office:value-type="string">
            <text:p text:style-name="P1">"C:\\WORKS_2\\WS\\WS_Others.JVEMV6\\JVEMV6\\44_curre<text:soft-page-break/>ncy\\10_prog-php\\tasks-26_manual.dummy.odt"</text:p>
          </table:table-cell>
        </table:table-row>
        <table:table-row>
          <table:table-cell table:style-name="表10.A2" office:value-type="string">
            <text:p text:style-name="P13"/>
          </table:table-cell>
          <table:table-cell table:style-name="表10.B2" office:value-type="string">
            <text:p text:style-name="P1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6">C</text:span></text:a><text:span text:style-name="T16">:\Users\iwabuchiken\AppData\Roaming\MetaQuotes\Terminal\34B08C83A5AAE27A4079DE708E60511E\MQL4\Files\Logs\</text:span><text:span text:style-name="T17">id_20120454\20201204_100549[eap-2.id-1].[AUDJPY-5].dir</text:span>&amp;param_Fname_File_Tickets_Data=<text:span text:style-name="T18">[ea-4_tester-1].(20201204_100549).(tickets-data).log</text:span>&amp;param_Fname_File_Statement=<text:span text:style-name="T19">DetailedStatement.[a-j,m5,buy].[20201228_220725].[id=20120454].htm</text:span><text:span text:style-name="T16">&amp;param_Dpath_File_Statement=C:\Users\iwabuchiken\AppData\Roaming\MetaQuotes\Terminal\34B08C83A5AAE27A4079DE708E60511E\MQL4\Files\Logs</text:span><text:span text:style-name="T20">\</text:span><text:span text:style-name="T17">id_20120454\20201204_100549[eap-2.id-1].[AUDJPY-5].dir</text:span></text:p>
          </table:table-cell>
        </table:table-row>
        <table:table-row>
          <table:table-cell table:style-name="表10.A2" office:value-type="string">
            <text:p text:style-name="P13"/>
          </table:table-cell>
          <table:table-cell table:style-name="表10.B2" office:value-type="string">
            <text:p text:style-name="P14">C:\Users\iwabuchiken\AppData\Roaming\MetaQuotes\Terminal\34B08C83A5AAE27A4079DE708E60511E\MQL4\Files\Logs</text:p>
          </table:table-cell>
        </table:table-row>
        <table:table-row>
          <table:table-cell table:style-name="表10.A2" office:value-type="string">
            <text:p text:style-name="P13"/>
          </table:table-cell>
          <table:table-cell table:style-name="表10.B2" office:value-type="string">
            <text:p text:style-name="P14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10.A2" office:value-type="string">
            <text:p text:style-name="P13"/>
          </table:table-cell>
          <table:table-cell table:style-name="表10.B2" office:value-type="string">
            <text:p text:style-name="P14"/>
          </table:table-cell>
        </table:table-row>
      </table:table>
      <text:p text:style-name="P1"/>
      <text:p text:style-name="P1">[do] <text:span text:style-name="T2">#_ </text:span>TASK-1 <text:s text:c="2"/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3"/>
          </table:table-cell>
          <table:table-cell table:style-name="表11.B1" office:value-type="string">
            <text:p text:style-name="P14">util_3__Gen_Trading_Result_List</text:p>
            <text:p text:style-name="P14">//marker:20210207_173232</text:p>
          </table:table-cell>
        </table:table-row>
        <table:table-row>
          <table:table-cell table:style-name="表11.A2" office:value-type="string">
            <text:p text:style-name="P13"/>
          </table:table-cell>
          <table:table-cell table:style-name="表11.B2" office:value-type="string">
            <text:p text:style-name="P14">util_3__Gen_Trading_Result_List__Gen_Stats</text:p>
            <text:p text:style-name="P14">//head:20200924_115457</text:p>
            <text:list xml:id="list1105132522123270338" text:style-name="L11">
              <text:list-item>
                <text:p text:style-name="P21">coding : 1. loss and profit. total : num-of-cases-wise</text:p>
              </text:list-item>
              <text:list-item>
                <text:p text:style-name="P21">test : [ea-4_tester-1].(20200507_140530).(combined-data).(20210207_173735_438323).dat (C:\Users\iwabuchiken\AppData\Roaming\MetaQuotes\Terminal\34B08C83A5AAE27A4079DE708E60511E\MQL4\Files\Logs\id_20120454\20201204_100549[eap-2.id-1].[AUDJPY-5].dir)</text:p>
                <text:list>
                  <text:list-item>
                    <text:p text:style-name="P21">C/P to → log_JVE_44_14.1.[session-5~].ods (C:\WORKS_2\WS\WS_Others.JVEMV6\JVEMV6\44_currency\10_prog-php\2_tester)</text:p>
                    <text:list>
                      <text:list-item>
                        <text:p text:style-name="P21">sheet : “2”</text:p>
                      </text:list-item>
                    </text:list>
                  </text:list-item>
                </text:list>
              </text:list-item>
            </text:list>
            <text:p text:style-name="P15">==&gt; OK</text:p>
          </table:table-cell>
        </table:table-row>
        <table:table-row>
          <table:table-cell table:style-name="表11.A2" office:value-type="string">
            <text:p text:style-name="P13"/>
          </table:table-cell>
          <table:table-cell table:style-name="表11.B2" office:value-type="string">
            <text:p text:style-name="P14">coding : loss and profit. total : value-wise</text:p>
            <text:p text:style-name="P14">//next:20210207_174556</text:p>
            <text:p text:style-name="P14"/>
          </table:table-cell>
        </table:table-row>
      </table:table>
      <text:p text:style-name="P1"/>
      <text:p text:style-name="P1"><text:soft-page-break/>[next]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3"/>
          </table:table-cell>
          <table:table-cell table:style-name="表12.B1" office:value-type="string">
            <text:p text:style-name="P14">coding : loss and profit. total : value-wise</text:p>
            <text:p text:style-name="P14">//next:20210207_174556</text:p>
          </table:table-cell>
        </table:table-row>
        <table:table-row>
          <table:table-cell table:style-name="表12.A2" office:value-type="string">
            <text:p text:style-name="P13"/>
          </table:table-cell>
          <table:table-cell table:style-name="表12.B2" office:value-type="string">
            <text:p text:style-name="P14"/>
          </table:table-cell>
        </table:table-row>
      </table:table>
      <text:p text:style-name="P1"><text:line-break/><text:span text:style-name="T12">[/ XXX] 20210207_174620</text:span></text:p>
      <text:p text:style-name="P1"/>
      <text:p text:style-name="P3"/>
      <text:p text:style-name="P7">44#14.1_6<text:span text:style-name="T22">---------------------------------------------------------------------------</text:span></text:p>
      <text:p text:style-name="P7">[7] res free# JVEMV6 44#14.1_X / 44. currency / 14. OBS-DP / 1. start / 20210228_161750</text:p>
      <text:p text:style-name="P1"/>
      <text:p text:style-name="P1">[do] <text:span text:style-name="T2">#_ </text:span><text:span text:style-name="T1"><text:s/></text:span>TASK-1 <text:s text:c="2"/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"><text:span text:style-name="T2">#_ </text:span></text:p>
          </table:table-cell>
          <table:table-cell table:style-name="表13.B1" office:value-type="string">
            <text:p text:style-name="P14"><text:a xlink:type="simple" xlink:href="http://localhost/Eclipse_Luna/Cake_IFM11/fx_utilities/util_3__Gen_Trading_Result" text:style-name="Internet_20_link" text:visited-style-name="Visited_20_Internet_20_Link">http://localhost/Eclipse_Luna/Cake_IFM11/fx_utilities/util_3__Gen_Trading_Result</text:a><text:a xlink:type="simple" xlink:href="http://localhost/Eclipse_Luna/Cake_IFM11/fx_utilities/util_3__Gen_Trading_Result_List?param_Dpath_File_Tickets_Data=C" text:style-name="Internet_20_link" text:visited-style-name="Visited_20_Internet_20_Link">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6">C</text:span></text:a><text:span text:style-name="T16">:\Users\iwabuchiken\AppData\Roaming\MetaQuotes\Terminal\34B08C83A5AAE27A4079DE708E60511E\MQL4\Files\Logs\</text:span><text:span text:style-name="T17">id_20120454\20201204_100549[eap-2.id-1].[AUDJPY-5].dir</text:span>&amp;param_Fname_File_Tickets_Data=<text:span text:style-name="T18">[ea-4_tester-1].(20201204_100549).(tickets-data).log</text:span>&amp;param_Fname_File_Statement=<text:span text:style-name="T19">DetailedStatement.[a-j,m5,buy].[20201228_220725].[id=20120454].htm</text:span><text:span text:style-name="T16">&amp;param_Dpath_File_Statement=C:\Users\iwabuchiken\AppData\Roaming\MetaQuotes\Terminal\34B08C83A5AAE27A4079DE708E60511E\MQL4\Files\Logs</text:span><text:span text:style-name="T20">\</text:span><text:span text:style-name="T17">id_20120454\20201204_100549[eap-2.id-1].[AUDJPY-5].dir</text:span></text:p>
          </table:table-cell>
        </table:table-row>
        <table:table-row>
          <table:table-cell table:style-name="表13.A2" office:value-type="string">
            <text:p text:style-name="P1"><text:span text:style-name="T2">#_ </text:span></text:p>
          </table:table-cell>
          <table:table-cell table:style-name="表13.B2" office:value-type="string">
            <text:p text:style-name="P14">gen-ed file</text:p>
            <text:p text:style-name="P14">C:\Users\iwabuchiken\AppData\Roaming\MetaQuotes\Terminal\34B08C83A5AAE27A4079DE708E60511E\MQL4\Files\Logs\id_20120454\20201204_100549[eap-2.id-1].[AUDJPY-5].dir</text:p>
            <text:p text:style-name="P14">[ea-4_tester-1].(20200507_140530).(combined-data).(20210228_161900_963154).dat</text:p>
          </table:table-cell>
        </table:table-row>
        <table:table-row>
          <table:table-cell table:style-name="表13.A2" table:number-rows-spanned="2" office:value-type="string">
            <text:p text:style-name="P1"><text:span text:style-name="T2">#_ </text:span></text:p>
          </table:table-cell>
          <table:table-cell table:style-name="表13.B2" office:value-type="string">
            <text:p text:style-name="P14">C/P to → log_JVE_44_14.1.[session-5~].ods </text:p>
          </table:table-cell>
        </table:table-row>
        <table:table-row>
          <table:covered-table-cell/>
          <table:table-cell table:style-name="表13.B2" office:value-type="string">
            <text:p text:style-name="P23">C:\WORKS_2\WS\WS_Others.JVEMV6\JVEMV6\44_currency\10_prog-php\2_tester\log_JVE_44_14.1.[session-5~].ods</text:p>
            <text:p text:style-name="P14">sheet : “3”</text:p>
          </table:table-cell>
        </table:table-row>
        <table:table-row>
          <table:table-cell table:style-name="表13.A2" table:number-rows-spanned="3" office:value-type="string">
            <text:p text:style-name="P18"><text:span text:style-name="T10">#_ </text:span><text:s/></text:p>
          </table:table-cell>
          <table:table-cell table:style-name="表13.B2" office:value-type="string">
            <text:p text:style-name="P14">review codes</text:p>
          </table:table-cell>
        </table:table-row>
        <table:table-row>
          <table:covered-table-cell/>
          <table:table-cell table:style-name="表13.B2" office:value-type="string">
            <text:p text:style-name="P14"><text:span text:style-name="T9">#_ </text:span><text:s/>$numOf_Entries_Total ==&gt; </text:p>
            <text:p text:style-name="P14"/>
            <text:p text:style-name="P14">\app\Controller\FxUtilitiesController.php (line 121)</text:p>
            <text:p text:style-name="P14">'$numOf_Entries_Total ==&gt; $cntOf_Order_Minus = 89, $cntOf_Order_Plus = 49'</text:p>
          </table:table-cell>
        </table:table-row>
        <table:table-row>
          <table:covered-table-cell/>
          <table:table-cell table:style-name="表13.B2" office:value-type="string">
            <text:p text:style-name="P14"><text:span text:style-name="T9">#_ </text:span><text:s/>validate → in the sheet</text:p>
            <text:p text:style-name="P14">$cntOf_Order_Minus<text:tab/>49</text:p>
            <text:p text:style-name="P14">(<text:span text:style-name="T23">//text:20210228_163147)</text:span></text:p>
          </table:table-cell>
        </table:table-row>
        <table:table-row>
          <table:table-cell table:style-name="表13.A2" table:number-rows-spanned="5" office:value-type="string">
            <text:p text:style-name="P13"/>
          </table:table-cell>
          <table:table-cell table:style-name="表13.B2" office:value-type="string">
            <text:p text:style-name="P14">review codes : <text:tab/><text:tab/> * step : 3a : 3</text:p>
            <text:p text:style-name="P14"><text:tab/><text:tab/> * <text:tab/><text:tab/>BB.loc ==&gt; count</text:p>
          </table:table-cell>
        </table:table-row>
        <table:table-row>
          <table:covered-table-cell/>
          <table:table-cell table:style-name="表13.B2" office:value-type="string">
            <text:p text:style-name="P14"><text:span text:style-name="T9">#_ </text:span><text:s/><text:tab/><text:tab/> * step : 3a : 3.1</text:p>
            <text:p text:style-name="P14"><text:tab/><text:tab/> * <text:tab/><text:tab/><text:span text:style-name="T24">minus order</text:span> : BB.loc ==&gt; 1~6</text:p>
            <text:p text:style-name="P14">$aryOf_CntOf_Order_Minus_BBLoc</text:p>
            <text:p text:style-name="P14"/>
          </table:table-cell>
        </table:table-row>
        <table:table-row>
          <table:covered-table-cell/>
          <table:table-cell table:style-name="表13.B2" office:value-type="string">
            <text:p text:style-name="P14"><text:span text:style-name="T9">#_ </text:span><text:s/><text:tab/><text:tab/> * step : 3a : 3.1 : 0.2</text:p>
            <text:p text:style-name="P14"><text:tab/><text:tab/> * <text:tab/><text:tab/>$sumOf_Orders_Minus, Plus</text:p>
            <text:p text:style-name="P14"/>
          </table:table-cell>
        </table:table-row>
        <table:table-row>
          <table:covered-table-cell/>
          <table:table-cell table:style-name="表13.B2" office:value-type="string">
            <text:p text:style-name="P14"><text:span text:style-name="T9">#_ </text:span><text:s/><text:tab/><text:tab/> * step : 3a : 3.1 : ??</text:p>
            <text:p text:style-name="P14"><text:tab/><text:tab/> * <text:tab/><text:tab/>for-loop</text:p>
            <text:p text:style-name="P14">debug : “aryOf_CntOf_Order_Minus_BBLoc_”</text:p>
            <text:p text:style-name="P14"><text:s/>==&gt; validate : OK</text:p>
            <text:p text:style-name="P14">$aryOf_CntOf_Order_Minus_BBLoc_1 = 0</text:p>
            <text:p text:style-name="P14">$aryOf_CntOf_Order_Minus_BBLoc_2 = 0</text:p>
            <text:p text:style-name="P14">$aryOf_CntOf_Order_Minus_BBLoc_3 = 0</text:p>
            <text:p text:style-name="P14">$aryOf_CntOf_Order_Minus_BBLoc_4 = 0</text:p>
            <text:p text:style-name="P14">$aryOf_CntOf_Order_Minus_BBLoc_5 = 0</text:p>
            <text:p text:style-name="P14">$aryOf_CntOf_Order_Minus_BBLoc_6 = 0</text:p>
          </table:table-cell>
        </table:table-row>
        <table:table-row>
          <table:covered-table-cell/>
          <table:table-cell table:style-name="表13.B2" office:value-type="string">
            <text:p text:style-name="P14"/>
          </table:table-cell>
        </table:table-row>
        <table:table-row>
          <table:table-cell table:style-name="表13.A2" table:number-rows-spanned="3" office:value-type="string">
            <text:p text:style-name="P13"/>
          </table:table-cell>
          <table:table-cell table:style-name="表13.B2" office:value-type="string">
            <text:p text:style-name="P14">coding : loss and profit. total : value-wise</text:p>
            <text:p text:style-name="P14">//next:20210207_174556</text:p>
          </table:table-cell>
        </table:table-row>
        <table:table-row>
          <table:covered-table-cell/>
          <table:table-cell table:style-name="表13.B2" office:value-type="string">
            <text:p text:style-name="P14"/>
          </table:table-cell>
        </table:table-row>
        <table:table-row>
          <table:covered-table-cell/>
          <table:table-cell table:style-name="表13.B2" office:value-type="string">
            <text:p text:style-name="P14"/>
          </table:table-cell>
        </table:table-row>
        <table:table-row>
          <table:table-cell table:style-name="表13.A2" office:value-type="string">
            <text:p text:style-name="P13"/>
          </table:table-cell>
          <table:table-cell table:style-name="表13.B2" office:value-type="string">
            <text:p text:style-name="P14"/>
          </table:table-cell>
        </table:table-row>
      </table:table>
      <text:p text:style-name="P1"/>
      <text:p text:style-name="P1">[next]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3">1</text:p>
          </table:table-cell>
          <table:table-cell table:style-name="表14.B1" office:value-type="string">
            <text:p text:style-name="P14">//next:20210228_163911</text:p>
            <text:p text:style-name="P14">“$cond_1_1<text:tab/><text:tab/>= ($line[97] == 1);<text:tab/><text:tab/>// BB.loc-1”</text:p>
            <text:p text:style-name="P14"><text:s/>==&gt; inspect : index number → appropriate?</text:p>
          </table:table-cell>
        </table:table-row>
        <table:table-row>
          <table:table-cell table:style-name="表14.A2" office:value-type="float" office:value="2">
            <text:p text:style-name="P13">2</text:p>
          </table:table-cell>
          <table:table-cell table:style-name="表14.B2" office:value-type="string">
            <text:p text:style-name="P14">coding : loss and profit. total : value-wise</text:p>
            <text:p text:style-name="P14">//next:20210207_174556</text:p>
          </table:table-cell>
        </table:table-row>
      </table:table>
      <text:p text:style-name="P1"><text:line-break/><text:span text:style-name="T12">[/ XXX] 20210228_164029</text:span></text:p>
      <text:p text:style-name="P1"/>
      <text:p text:style-name="P3">@@@</text:p>
      <text:p text:style-name="P7">44#14.1_7<text:span text:style-name="T22">---------------------------------------------------------------------------</text:span></text:p>
      <text:p text:style-name="P7">[8] res free# JVEMV6 44#14.1_X / 44. currency / 14. OBS-DP / 1. start / XXX</text:p>
      <text:p text:style-name="P1"/>
      <text:p text:style-name="P1"/>
      <text:p text:style-name="P1"><text:soft-page-break/>[do] <text:span text:style-name="T2">#_ </text:span><text:span text:style-name="T1"><text:s/>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3"/>
          </table:table-cell>
          <table:table-cell table:style-name="表15.B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13"/>
          </table:table-cell>
          <table:table-cell table:style-name="表15.B2" office:value-type="string">
            <text:p text:style-name="P14"/>
          </table:table-cell>
        </table:table-row>
        <table:table-row>
          <table:table-cell table:style-name="表15.A2" office:value-type="string">
            <text:p text:style-name="P13"/>
          </table:table-cell>
          <table:table-cell table:style-name="表15.B2" office:value-type="string">
            <text:p text:style-name="P14"/>
          </table:table-cell>
        </table:table-row>
      </table:table>
      <text:p text:style-name="P1"/>
      <text:p text:style-name="P1">[next]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3"/>
          </table:table-cell>
          <table:table-cell table:style-name="表16.B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13"/>
          </table:table-cell>
          <table:table-cell table:style-name="表16.B2" office:value-type="string">
            <text:p text:style-name="P14"/>
          </table:table-cell>
        </table:table-row>
      </table:table>
      <text:p text:style-name="P4"><text:line-break/><text:span text:style-name="T12">[/ XXX] </text:span></text:p>
      <text:p text:style-name="P1"/>
      <text:p text:style-name="P1"/>
      <text:p text:style-name="P1">------------------------------------------------ [TEMPLATE] 20191224_144528</text:p>
      <text:p text:style-name="P1"><text:span text:style-name="T11">XX</text:span>---------------------------------------------------------------------------</text:p>
      <text:p text:style-name="P8">res free# JVEMV6 44#10.2_XX / 44. currency / 10. prog-php / 2. tester / <text:s/>XXXX</text:p>
      <text:p text:style-name="P1"/>
      <text:p text:style-name="P1">[do] <text:span text:style-name="T2">#_ </text:span><text:span text:style-name="T1"><text:s/>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3"/>
          </table:table-cell>
          <table:table-cell table:style-name="表4.B1" office:value-type="string">
            <text:p text:style-name="P14"/>
          </table:table-cell>
        </table:table-row>
        <table:table-row>
          <table:table-cell table:style-name="表4.A2" office:value-type="string">
            <text:p text:style-name="P13"/>
          </table:table-cell>
          <table:table-cell table:style-name="表4.B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3"/>
          </table:table-cell>
          <table:table-cell table:style-name="表4.B2" office:value-type="string">
            <text:p text:style-name="P14"/>
          </table:table-cell>
        </table:table-row>
      </table:table>
      <text:p text:style-name="P1"/>
      <text:p text:style-name="P1">[next]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3"/>
          </table:table-cell>
          <table:table-cell table:style-name="表6.B1" office:value-type="string">
            <text:p text:style-name="P14"/>
          </table:table-cell>
        </table:table-row>
        <table:table-row>
          <table:table-cell table:style-name="表6.A2" office:value-type="string">
            <text:p text:style-name="P13"/>
          </table:table-cell>
          <table:table-cell table:style-name="表6.B2" office:value-type="string">
            <text:p text:style-name="P14"/>
          </table:table-cell>
        </table:table-row>
      </table:table>
      <text:p text:style-name="P4"><text:line-break/><text:soft-page-break/><text:span text:style-name="T12">[/ XXX] </text:span></text:p>
      <text:p text:style-name="P9"/>
      <text:p text:style-name="P9"/>
      <text:p text:style-name="P9"/>
      <text:p text:style-name="P5"/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12">###</text:p>
          </table:table-cell>
          <table:covered-table-cell/>
        </table:table-row>
        <table:table-row>
          <table:table-cell table:style-name="表5.A2" office:value-type="float" office:value="1">
            <text:p text:style-name="P11">1</text:p>
          </table:table-cell>
          <table:table-cell table:style-name="表5.B2" office:value-type="string">
            <text:p text:style-name="P22"><office:annotation office:name="__Annotation__8900_5646382082"><dc:creator>iwabuchi ken</dc:creator><dc:date>2020-06-18T17:30:51.73</dc:date><text:p text:style-name="P38"><text:span text:style-name="T25">https://stackoverflow.com/questions/357315/get-list-of-passed-arguments-in-windows-batch-script-bat</text:span></text:p></office:annotation><text:span text:style-name="T14">C:</text:span><office:annotation-end office:name="__Annotation__8900_5646382082"/><text:span text:style-name="T14">\WORKS_2\WS\WS_Others.JVEMV6\JVEMV6\44_currency\10_prog-php\2_tester\end_all_cake.bat <text:s text:c="8"/></text:span><text:span text:style-name="T15"><text:s text:c="4"/></text:span><text:s text:c="40"/><text:span text:style-name="T4">[7] res free# JVEMV6 44#14.1_X / 44. currency / 14. OBS-DP / 1. start / 20210228_161750</text:span>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<office:annotation office:name="__Annotation__8900_56463820813"><dc:creator>iwabuchi ken</dc:creator><dc:date>2020-06-18T17:30:51.77</dc:date><text:p text:style-name="P38"><text:span text:style-name="T25">https://stackoverflow.com/questions/357315/get-list-of-passed-arguments-in-windows-batch-script-bat</text:span></text:p></office:annotation><text:span text:style-name="T14">C:</text:span><office:annotation-end office:name="__Annotation__8900_56463820813"/><text:span text:style-name="T14">\WORKS_2\WS\WS_Others.JVEMV6\JVEMV6\44_currency\10_prog-php\2_tester\end_all_mt4.bat <text:s text:c="55"/></text:span><text:span text:style-name="T3">[7] res free# JVEMV6 44#14.1_X / 44. currency / 14. OBS-DP / 1. start / 20210228_161750</text:span>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<office:annotation office:name="__Annotation__8900_564638208111"><dc:creator>iwabuchi ken</dc:creator><dc:date>2020-06-18T17:30:51.77</dc:date><text:p text:style-name="P38"><text:span text:style-name="T25">https://stackoverflow.com/questions/357315/get-list-of-passed-arguments-in-windows-batch-script-bat</text:span></text:p></office:annotation><text:span text:style-name="T13">C:</text:span><office:annotation-end office:name="__Annotation__8900_564638208111"/><text:span text:style-name="T13">\WORKS_2\WS\WS_Others.JVEMV6\JVEMV6\44_currency\10_prog-php\2_tester\end_all_jve.bat</text:span> <text:s text:c="50"/><text:span text:style-name="T4">[7] res free# JVEMV6 44#14.1_X / 44. currency / 14. OBS-DP / 1. start / 20210228_161750</text:span></text:p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<office:annotation office:name="__Annotation__8900_564638208121"><dc:creator>iwabuchi ken</dc:creator><dc:date>2020-06-18T17:30:51.77</dc:date><text:p text:style-name="P38"><text:span text:style-name="T25">https://stackoverflow.com/questions/357315/get-list-of-passed-arguments-in-windows-batch-script-bat</text:span></text:p></office:annotation><text:span text:style-name="T13">C:</text:span><office:annotation-end office:name="__Annotation__8900_564638208121"/><text:span text:style-name="T13">\WORKS_2\WS\WS_Others.JVEMV6\JVEMV6\44_currency\10_prog-php\2_tester\end_all_apps.bat</text:span> <text:span text:style-name="T3">[7] res free# JVEMV6 44#14.1_X / 44. currency / 14. OBS-DP / 1. start / 20210228_161750</text:span></text:p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0"/>
          </table:table-cell>
        </table:table-row>
      </table:table>
      <text:list xml:id="list139863551013842725" text:style-name="L12">
        <text:list-item>
          <text:p text:style-name="P24"/>
        </text:list-item>
      </text:list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1-02-28T16:42:28.09</dc:date>
    <dc:creator>iwabuchi ken</dc:creator>
    <meta:editing-duration>P12DT18H55M24S</meta:editing-duration>
    <meta:editing-cycles>2171</meta:editing-cycles>
    <meta:generator>OpenOffice/4.1.3$Win32 OpenOffice.org_project/413m1$Build-9783</meta:generator>
    <meta:document-statistic meta:table-count="16" meta:image-count="0" meta:object-count="0" meta:page-count="12" meta:paragraph-count="160" meta:word-count="675" meta:character-count="11375"/>
  </office:meta>
</office:document-meta>
</file>